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8"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9" style:family="paragraph" style:parent-style-name="Text_20_body">
      <style:text-properties style:text-underline-style="solid" style:text-underline-width="auto" style:text-underline-color="font-color" officeooo:rsid="000d6e3c" officeooo:paragraph-rsid="000d6e3c"/>
    </style:style>
    <style:style style:name="P10" style:family="paragraph" style:parent-style-name="Text_20_body">
      <style:text-properties officeooo:paragraph-rsid="0068ce65"/>
    </style:style>
    <style:style style:name="P11" style:family="paragraph" style:parent-style-name="Text_20_body">
      <style:text-properties officeooo:rsid="0068ce65" officeooo:paragraph-rsid="0068ce65"/>
    </style:style>
    <style:style style:name="P12" style:family="paragraph" style:parent-style-name="Text_20_body">
      <style:text-properties style:use-window-font-color="true" officeooo:rsid="0069f2c8" officeooo:paragraph-rsid="0069f2c8"/>
    </style:style>
    <style:style style:name="P13" style:family="paragraph" style:parent-style-name="Text_20_body">
      <style:text-properties style:use-window-font-color="true" officeooo:rsid="006bea21" officeooo:paragraph-rsid="006bea21"/>
    </style:style>
    <style:style style:name="P14" style:family="paragraph" style:parent-style-name="Text_20_body">
      <style:text-properties style:use-window-font-color="true" style:text-underline-style="none" officeooo:rsid="006bea21" officeooo:paragraph-rsid="006bea21"/>
    </style:style>
    <style:style style:name="P15" style:family="paragraph" style:parent-style-name="Text_20_body">
      <style:text-properties officeooo:paragraph-rsid="006d9191"/>
    </style:style>
    <style:style style:name="P16" style:family="paragraph" style:parent-style-name="Text_20_body">
      <style:text-properties fo:color="#ff9900" style:text-underline-style="none" officeooo:rsid="006bea21" officeooo:paragraph-rsid="006bea21"/>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Standard">
      <style:paragraph-properties fo:text-align="center" style:justify-single-word="false"/>
      <style:text-properties fo:font-size="26pt" officeooo:rsid="0073112a" officeooo:paragraph-rsid="0073112a" style:font-size-asian="26pt" style:font-size-complex="26pt"/>
    </style:style>
    <style:style style:name="P21" style:family="paragraph" style:parent-style-name="Text_20_body" style:list-style-name="L19">
      <style:text-properties officeooo:rsid="0068ce65" officeooo:paragraph-rsid="0068ce65"/>
    </style:style>
    <style:style style:name="P22" style:family="paragraph" style:parent-style-name="Text_20_body" style:list-style-name="L20">
      <style:text-properties officeooo:rsid="0068ce65" officeooo:paragraph-rsid="0068ce65"/>
    </style:style>
    <style:style style:name="P23" style:family="paragraph" style:parent-style-name="Text_20_body" style:list-style-name="L20">
      <style:text-properties style:use-window-font-color="true" officeooo:rsid="0069f2c8" officeooo:paragraph-rsid="0069f2c8"/>
    </style:style>
    <style:style style:name="P24" style:family="paragraph" style:parent-style-name="Text_20_body" style:list-style-name="L21">
      <style:text-properties style:use-window-font-color="true" officeooo:rsid="0069f2c8" officeooo:paragraph-rsid="0069f2c8"/>
    </style:style>
    <style:style style:name="P25" style:family="paragraph" style:parent-style-name="Text_20_body" style:list-style-name="L21">
      <style:text-properties style:use-window-font-color="true" officeooo:rsid="006b850e" officeooo:paragraph-rsid="006b850e"/>
    </style:style>
    <style:style style:name="P26" style:family="paragraph" style:parent-style-name="Text_20_body" style:list-style-name="L21">
      <style:text-properties style:use-window-font-color="true" style:text-underline-style="none" officeooo:rsid="006bea21" officeooo:paragraph-rsid="0073112a"/>
    </style:style>
    <style:style style:name="P27" style:family="paragraph" style:parent-style-name="Text_20_body">
      <style:text-properties style:use-window-font-color="true" style:text-underline-style="none" officeooo:rsid="006bea21" officeooo:paragraph-rsid="006bea21"/>
    </style:style>
    <style:style style:name="P28" style:family="paragraph" style:parent-style-name="Text_20_body" style:list-style-name="L22">
      <style:text-properties style:use-window-font-color="true" style:text-underline-style="none" officeooo:rsid="0073112a" officeooo:paragraph-rsid="007a8ed1"/>
    </style:style>
    <style:style style:name="P29" style:family="paragraph" style:parent-style-name="Text_20_body" style:list-style-name="L22">
      <style:text-properties style:use-window-font-color="true" style:text-underline-style="none" officeooo:rsid="00744719" officeooo:paragraph-rsid="007a8ed1"/>
    </style:style>
    <style:style style:name="P30" style:family="paragraph" style:parent-style-name="Text_20_body" style:list-style-name="L22">
      <style:text-properties style:use-window-font-color="true" style:text-underline-style="none" officeooo:rsid="0075474a" officeooo:paragraph-rsid="007a8ed1"/>
    </style:style>
    <style:style style:name="P31" style:family="paragraph" style:parent-style-name="Text_20_body" style:list-style-name="L24">
      <style:text-properties style:use-window-font-color="true" style:text-underline-style="none" officeooo:rsid="0075474a" officeooo:paragraph-rsid="007a8ed1"/>
    </style:style>
    <style:style style:name="P32" style:family="paragraph" style:parent-style-name="Text_20_body" style:list-style-name="L24">
      <style:text-properties style:use-window-font-color="true" style:text-underline-style="none" officeooo:rsid="0075ed4f" officeooo:paragraph-rsid="007a8ed1"/>
    </style:style>
    <style:style style:name="P33" style:family="paragraph" style:parent-style-name="Text_20_body">
      <style:text-properties style:use-window-font-color="true" style:text-underline-style="none" officeooo:rsid="0075ed4f" officeooo:paragraph-rsid="007a8ed1"/>
    </style:style>
    <style:style style:name="P34" style:family="paragraph" style:parent-style-name="Text_20_body" style:list-style-name="L26">
      <style:text-properties officeooo:rsid="00777caf" officeooo:paragraph-rsid="007a8ed1"/>
    </style:style>
    <style:style style:name="P35" style:family="paragraph" style:parent-style-name="Text_20_body" style:list-style-name="L26">
      <style:text-properties officeooo:rsid="00789068" officeooo:paragraph-rsid="007a8ed1"/>
    </style:style>
    <style:style style:name="P36" style:family="paragraph" style:parent-style-name="Heading_20_1" style:list-style-name="">
      <style:text-properties officeooo:rsid="000d6e3c" officeooo:paragraph-rsid="000d6e3c"/>
    </style:style>
    <style:style style:name="P37"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38" style:family="paragraph" style:parent-style-name="Heading_20_1">
      <style:paragraph-properties fo:break-before="page"/>
      <style:text-properties officeooo:rsid="000d6e3c" officeooo:paragraph-rsid="000d6e3c"/>
    </style:style>
    <style:style style:name="P39" style:family="paragraph" style:parent-style-name="Heading_20_2">
      <style:text-properties style:text-underline-style="none" officeooo:rsid="0068ce65" officeooo:paragraph-rsid="0068ce65"/>
    </style:style>
    <style:style style:name="P40" style:family="paragraph" style:parent-style-name="Heading_20_2">
      <style:text-properties style:use-window-font-color="true" officeooo:rsid="006d9191" officeooo:paragraph-rsid="006d919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ce65"/>
    </style:style>
    <style:style style:name="T3" style:family="text">
      <style:text-properties style:text-underline-style="none"/>
    </style:style>
    <style:style style:name="T4" style:family="text">
      <style:text-properties style:text-underline-style="none" officeooo:rsid="0068ce65"/>
    </style:style>
    <style:style style:name="T5" style:family="text">
      <style:text-properties style:text-underline-style="none" officeooo:rsid="0069f2c8"/>
    </style:style>
    <style:style style:name="T6" style:family="text">
      <style:text-properties style:text-underline-style="none" officeooo:rsid="006bea21"/>
    </style:style>
    <style:style style:name="T7" style:family="text">
      <style:text-properties style:text-underline-style="none" officeooo:rsid="00744719"/>
    </style:style>
    <style:style style:name="T8" style:family="text">
      <style:text-properties style:text-underline-style="none" officeooo:rsid="007985aa"/>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officeooo:rsid="0059e3a2"/>
    </style:style>
    <style:style style:name="T14" style:family="text">
      <style:text-properties fo:color="#009900" style:text-underline-style="none"/>
    </style:style>
    <style:style style:name="T15" style:family="text">
      <style:text-properties fo:color="#009900" style:text-underline-style="none" officeooo:rsid="0069f2c8"/>
    </style:style>
    <style:style style:name="T16" style:family="text">
      <style:text-properties fo:color="#009900" style:text-underline-style="none" officeooo:rsid="006b850e"/>
    </style:style>
    <style:style style:name="T17" style:family="text">
      <style:text-properties fo:color="#009900" officeooo:rsid="006b850e"/>
    </style:style>
    <style:style style:name="T18" style:family="text">
      <style:text-properties fo:color="#009900" fo:font-style="normal" officeooo:rsid="006b850e" style:font-style-asian="normal" style:font-style-complex="normal"/>
    </style:style>
    <style:style style:name="T19" style:family="text">
      <style:text-properties fo:color="#009900" fo:font-style="normal" style:text-underline-style="none" officeooo:rsid="006b850e" style:font-style-asian="normal" style:font-style-complex="normal"/>
    </style:style>
    <style:style style:name="T20" style:family="text">
      <style:text-properties fo:color="#ff9900" style:text-underline-style="none" officeooo:rsid="006bea21"/>
    </style:style>
    <style:style style:name="T21" style:family="text">
      <style:text-properties style:use-window-font-color="true" style:text-underline-style="none" officeooo:rsid="006d9191"/>
    </style:style>
    <style:style style:name="T22" style:family="text">
      <style:text-properties officeooo:rsid="007083d5"/>
    </style:style>
    <style:style style:name="T23" style:family="text">
      <style:text-properties officeooo:rsid="007985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20">ANNEXE</text:p>
      <text:p text:style-name="P3"/>
      <text:p text:style-name="P3"/>
      <text:p text:style-name="P3"/>
      <text:p text:style-name="P3"/>
      <text:p text:style-name="Subtitle">API de communication entre threads</text:p>
      <text:p text:style-name="P2"/>
      <text:p text:style-name="P5">Guilhem <text:span text:style-name="T22">Buisan &amp; Léopold Désert-Legendre</text:span></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106_906937150" text:style-name="Index_20_Link" text:visited-style-name="Index_20_Link">I-Analyse du problème<text:tab/>3</text:a></text:p>
          <text:p text:style-name="P17"><text:a xlink:type="simple" xlink:href="#__RefHeading__108_906937150" text:style-name="Index_20_Link" text:visited-style-name="Index_20_Link">II-Étude technique<text:tab/>7</text:a></text:p>
          <text:p text:style-name="P18"><text:a xlink:type="simple" xlink:href="#__RefHeading___Toc169_551990487" text:style-name="Index_20_Link" text:visited-style-name="Index_20_Link">II-1 Manuel d'utilisation<text:tab/>7</text:a></text:p>
          <text:p text:style-name="P18"><text:a xlink:type="simple" xlink:href="#__RefHeading___Toc180_551990487" text:style-name="Index_20_Link" text:visited-style-name="Index_20_Link">II-2 Structure générale de l'API<text:tab/>10</text:a></text:p>
          <text:p text:style-name="P19"><text:a xlink:type="simple" xlink:href="#__RefHeading___Toc182_551990487" text:style-name="Index_20_Link" text:visited-style-name="Index_20_Link">II-2-a Zone de requête<text:tab/>11</text:a></text:p>
          <text:p text:style-name="P19"><text:a xlink:type="simple" xlink:href="#__RefHeading___Toc1329_209788474" text:style-name="Index_20_Link" text:visited-style-name="Index_20_Link">II-2-b Thread gestionnaire<text:tab/>12</text:a></text:p>
          <text:p text:style-name="P19"><text:a xlink:type="simple" xlink:href="#__RefHeading___Toc1575_1142118616" text:style-name="Index_20_Link" text:visited-style-name="Index_20_Link">II-2-c Thread d'écriture<text:tab/>13</text:a></text:p>
          <text:p text:style-name="P19"><text:a xlink:type="simple" xlink:href="#__RefHeading___Toc1577_1142118616" text:style-name="Index_20_Link" text:visited-style-name="Index_20_Link">II-2-d Thread de lecture<text:tab/>13</text:a></text:p>
          <text:p text:style-name="P19"><text:a xlink:type="simple" xlink:href="#__RefHeading___Toc1331_209788474" text:style-name="Index_20_Link" text:visited-style-name="Index_20_Link">II-2-e Id du thread gestionnaire<text:tab/>13</text:a></text:p>
          <text:p text:style-name="P19"><text:a xlink:type="simple" xlink:href="#__RefHeading___Toc1333_209788474" text:style-name="Index_20_Link" text:visited-style-name="Index_20_Link">II-2-f Annuaire<text:tab/>13</text:a></text:p>
          <text:p text:style-name="P19"><text:a xlink:type="simple" xlink:href="#__RefHeading___Toc1335_209788474" text:style-name="Index_20_Link" text:visited-style-name="Index_20_Link">II-2-g Boîtes à Lettres<text:tab/>14</text:a></text:p>
          <text:p text:style-name="P19"><text:a xlink:type="simple" xlink:href="#__RefHeading___Toc1337_209788474" text:style-name="Index_20_Link" text:visited-style-name="Index_20_Link">II-2-</text:a><text:a xlink:type="simple" xlink:href="#__RefHeading___Toc1337_209788474" text:style-name="Index_20_Link" text:visited-style-name="Index_20_Link">h</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5</text:a></text:p>
          <text:p text:style-name="P18"><text:a xlink:type="simple" xlink:href="#__RefHeading___Toc1339_209788474" text:style-name="Index_20_Link" text:visited-style-name="Index_20_Link">II-3 Description temporelle de l'API<text:tab/>16</text:a></text:p>
          <text:p text:style-name="P17"><text:a xlink:type="simple" xlink:href="#__RefHeading__110_906937150" text:style-name="Index_20_Link" text:visited-style-name="Index_20_Link">III-Dossier de tests<text:tab/>22</text:a></text:p>
          <text:p text:style-name="P18"><text:a xlink:type="simple" xlink:href="#__RefHeading___Toc1341_209788474" text:style-name="Index_20_Link" text:visited-style-name="Index_20_Link">III-a-Tests unitaires<text:tab/>22</text:a></text:p>
          <text:p text:style-name="P18"><text:a xlink:type="simple" xlink:href="#__RefHeading___Toc1343_209788474" text:style-name="Index_20_Link" text:visited-style-name="Index_20_Link">III-b-Tests par scénarii<text:tab/>23</text:a></text:p>
          <text:p text:style-name="P17"><text:a xlink:type="simple" xlink:href="#__RefHeading___Toc171_551990487" text:style-name="Index_20_Link" text:visited-style-name="Index_20_Link">IV-Résultats des tests<text:tab/>26</text:a></text:p>
          <text:p text:style-name="P18"><text:a xlink:type="simple" xlink:href="#__RefHeading___Toc1807_368575050" text:style-name="Index_20_Link" text:visited-style-name="Index_20_Link">IV-a Tests unitaires<text:tab/>26</text:a></text:p>
          <text:p text:style-name="P18"><text:a xlink:type="simple" xlink:href="#__RefHeading___Toc1809_368575050" text:style-name="Index_20_Link" text:visited-style-name="Index_20_Link">IV-b- Tests par scénarii<text:tab/>27</text:a></text:p>
          <text:p text:style-name="P17"><text:a xlink:type="simple" xlink:href="#__RefHeading___Toc173_551990487" text:style-name="Index_20_Link" text:visited-style-name="Index_20_Link">V-Conclusion<text:tab/>28</text:a></text:p>
        </text:index-body>
      </text:table-of-content>
      <text:h text:style-name="P36" text:outline-level="1"><text:span text:style-name="T1"/></text:h>
      <text:h text:style-name="P38" text:outline-level="1"><text:bookmark-start text:name="__RefHeading___Toc171_551990487"/><text:span text:style-name="T1">IV-Résultats des tests</text:span><text:bookmark-end text:name="__RefHeading___Toc171_551990487"/></text:h>
      <text:h text:style-name="P39" text:outline-level="2"><text:bookmark-start text:name="__RefHeading___Toc1807_368575050"/>IV-a Tests unitaires<text:bookmark-end text:name="__RefHeading___Toc1807_368575050"/></text:h>
      <text:p text:style-name="P10"><text:span text:style-name="T4"><text:tab/></text:span><text:span text:style-name="T2">Initialisation </text:span><text:span text:style-name="T4">:</text:span></text:p>
      <text:list xml:id="list6139464547210323920" text:style-name="L19">
        <text:list-item>
          <text:p text:style-name="P21"><text:span text:style-name="T3">L'initialisation fonctionne correctement, le thread gestionnaire se lance et son identifiant est renseigné dans id_thread_gest. </text:span><text:span text:style-name="T15">OK</text:span></text:p>
        </text:list-item>
        <text:list-item>
          <text:p text:style-name="P21"><text:span text:style-name="T3">Le premier thread prend le mutex, les autres attendent alors, puis initialise le service. Une fois le mutex libérés les autres threads s'aperçoivent que l'id_thread_gest n'est pas égal à 0 et renvoie donc -1. </text:span><text:span text:style-name="T15">OK</text:span></text:p>
        </text:list-item>
        <text:list-item>
          <text:p text:style-name="P21"><text:span text:style-name="T3">Tous les appels d'initialisation supplémentaire renvoient -1. </text:span><text:span text:style-name="T15">OK</text:span></text:p>
        </text:list-item>
      </text:list>
      <text:p text:style-name="P11"><text:span text:style-name="T3"><text:tab/></text:span><text:span text:style-name="T1">Abonnement </text:span><text:span text:style-name="T3">:</text:span></text:p>
      <text:list xml:id="list7518241048190618911" text:style-name="L20">
        <text:list-item>
          <text:p text:style-name="P22"><text:span text:style-name="T3">La fonction retourne -1. </text:span><text:span text:style-name="T15">OK</text:span></text:p>
        </text:list-item>
        <text:list-item>
          <text:p text:style-name="P22"><text:span text:style-name="T3">Le thread gestionnaire traite les requêtes une part une et abonne chaque thread avec l'id demandé, les fonctions retournent 0 (jusqu'au nombre threadmax atteint). </text:span><text:span text:style-name="T15">OK</text:span></text:p>
        </text:list-item>
        <text:list-item>
          <text:p text:style-name="P22"><text:span text:style-name="T3">Le thread gestionnaire abonne le même thread avec des id différents, les fonctions retournent 0 (jusqu'au nombre threadmax atteint). </text:span><text:span text:style-name="T15">OK</text:span></text:p>
        </text:list-item>
        <text:list-item>
          <text:p text:style-name="P22"><text:span text:style-name="T3">Au premier abonnement avec l'id, </text:span><text:span text:style-name="T5">l’abonnement</text:span><text:span text:style-name="T3"> se passe bien et la fonction retourne 0, mais pour tous les autres, l'abonnement ne fonctionne pas et la fonction retourne -</text:span><text:span text:style-name="T5">2. </text:span><text:span text:style-name="T15">OK</text:span></text:p>
        </text:list-item>
        <text:list-item>
          <text:p text:style-name="P23"><text:span text:style-name="T3">Le premier thread à s'abonner avec cet identifiant est bien abonné et à le code retour 0. Les autres ne sont pas abonnés et on le code retour -2. </text:span><text:span text:style-name="T14">OK</text:span></text:p>
        </text:list-item>
        <text:list-item>
          <text:p text:style-name="P23"><text:span text:style-name="T3">Les trois premiers threads s'abonnent et ont le code retour 0, les deux d'après ne sont pas abonnés et ont le code retour -3. </text:span><text:span text:style-name="T14">OK</text:span></text:p>
        </text:list-item>
      </text:list>
      <text:p text:style-name="P12"><text:span text:style-name="T3"><text:tab/></text:span><text:span text:style-name="T1">Envoi </text:span><text:span text:style-name="T3">:</text:span></text:p>
      <text:list xml:id="list8032678932894380330" text:style-name="L21">
        <text:list-item>
          <text:p text:style-name="P24"><text:span text:style-name="T3">Les fonctions retournent le code retour -1. </text:span><text:span text:style-name="T14">OK</text:span></text:p>
        </text:list-item>
        <text:list-item>
          <text:p text:style-name="P24"><text:span text:style-name="T3">Le message n'est pas envoyé et on a le code retour -2. </text:span><text:span text:style-name="T14">OK</text:span></text:p>
        </text:list-item>
        <text:list-item>
          <text:p text:style-name="P24"><text:span text:style-name="T3">Le message n'est pas envoyé et on a le code retour -4. </text:span><text:span text:style-name="T14">OK</text:span></text:p>
        </text:list-item>
        <text:list-item>
          <text:p text:style-name="P25"><text:span text:style-name="T3">Les messages ne sont pas envoyés et on a le code retour -2. </text:span><text:span text:style-name="T14">OK</text:span></text:p>
        </text:list-item>
        <text:list-item>
          <text:p text:style-name="P25"><text:span text:style-name="T3">Les </text:span><text:span text:style-name="T7">messages</text:span><text:span text:style-name="T3"> ne sont pas envoyés et l'envoyeur à le code retour -4 jusqu'à ce que le destinataire s'abonne. Tous les envois pris en compte après l'abonnement fonctionnent et renvoie le code retour 0. </text:span><text:span text:style-name="T14">OK</text:span></text:p>
        </text:list-item>
        <text:list-item>
          <text:p text:style-name="P25"><text:span text:style-name="T3">Le message n'est pas envoyé et on a le code retour -3. </text:span><text:span text:style-name="T14">OK</text:span></text:p>
        </text:list-item>
        <text:list-item>
          <text:p text:style-name="P25"><text:span text:style-name="T3">Le message est délivré et l'envoyeur à le code retour 0. </text:span><text:span text:style-name="T14">OK</text:span></text:p>
        </text:list-item>
        <text:list-item>
          <text:p text:style-name="P25"><text:soft-page-break/><text:span text:style-name="T3">Le thread d'écriture reste en attente et l'envoyeur à le code retour 0. </text:span><text:span text:style-name="T14">OK</text:span></text:p>
        </text:list-item>
        <text:list-item>
          <text:p text:style-name="P26">Le temps de traitement est un plus long, mais tous les messages sont envoyés et la fonction renvoie 0. <text:span text:style-name="T17">OK</text:span></text:p>
        </text:list-item>
      </text:list>
      <text:p text:style-name="P13"><text:span text:style-name="T3"><text:tab/></text:span><text:span text:style-name="T1">Réception</text:span></text:p>
      <text:list xml:id="list2721592960850725652" text:style-name="L22">
        <text:list-item>
          <text:p text:style-name="P28">Si l'argument est valide (0 ou 1) on a le code retour -1, sinon -4. <text:span text:style-name="T17">OK</text:span></text:p>
        </text:list-item>
        <text:list-item>
          <text:p text:style-name="P29">Dans le cas de réception de messages ou de consultation du nombre on a le code retour -3. <text:span text:style-name="T17">OK</text:span></text:p>
        </text:list-item>
        <text:list-item>
          <text:p text:style-name="P29">On ne reçoit pas de messages et on a le code retour -2. <text:span text:style-name="T17">OK</text:span></text:p>
        </text:list-item>
        <text:list-item>
          <text:p text:style-name="P29">Aucun message n'est renvoyé, les boites à lettre ne changent pas d'état et on a le code retour -3. <text:span text:style-name="T17">OK</text:span></text:p>
        </text:list-item>
        <text:list-item>
          <text:p text:style-name="P30">Le flux d’exécution s'arrête sur cette fonction jusqu'à ce qu'il y est un message à lire. <text:span text:style-name="T17">OK</text:span></text:p>
        </text:list-item>
        <text:list-item>
          <text:p text:style-name="P30">Le code retour de la fonction est 0 et le flux d’exécution continue. <text:span text:style-name="T17">OK</text:span></text:p>
        </text:list-item>
        <text:list-item>
          <text:p text:style-name="P30"><text:s/>Le code retour est 0, et dans la variable <text:span text:style-name="T10">message</text:span><text:span text:style-name="T11"> passé en argument on reçoit le plus ancien message message non lu. </text:span><text:span text:style-name="T18">OK</text:span></text:p>
        </text:list-item>
        <text:list-item>
          <text:p text:style-name="P30">Le code retour est égal au nombre de messages non lus présents dans la boite aux lettres. <text:span text:style-name="T17">OK</text:span></text:p>
        </text:list-item>
      </text:list>
      <text:p text:style-name="P14"><text:tab/><text:span text:style-name="T1">Désabonnement</text:span></text:p>
      <text:list xml:id="list5797960254228774024" text:style-name="L24">
        <text:list-item>
          <text:p text:style-name="P31">On a le code retour -1. <text:span text:style-name="T17">OK</text:span></text:p>
        </text:list-item>
        <text:list-item>
          <text:p text:style-name="P32">L'annuaire du gestionnaire ne change pas et on a le code retour -2. <text:span text:style-name="T17">OK</text:span></text:p>
        </text:list-item>
        <text:list-item>
          <text:p text:style-name="P32">L'annuaire ne change pas et on a le code retour -3. <text:span text:style-name="T17">OK</text:span></text:p>
        </text:list-item>
      </text:list>
      <text:p text:style-name="P33"><text:tab/><text:tab/>Lorsqu'un thread est abonné et se désabonne, on a le code retour 0 et sa boite à lettre ainsi que son entrée dans l'annuaire sont supprimées, <text:span text:style-name="T23">de plus les threads écriture/lecture en attente de la boite à lettre se terminent</text:span>. <text:span text:style-name="T17">OK</text:span></text:p>
      <text:p text:style-name="P14"><text:tab/><text:span text:style-name="T1">Terminaison</text:span></text:p>
      <text:list xml:id="list3923839988472251624" text:style-name="L26">
        <text:list-item>
          <text:p text:style-name="P34"><text:span text:style-name="T4">Q</text:span><text:span text:style-name="T3">ue l'on demande une terminaison douce ou brutale, le code retour est -1. Si l'argument </text:span><text:span text:style-name="T9">force</text:span><text:span text:style-name="T12"> est différent de 0 ou 1, le code retour est -3. </text:span><text:span text:style-name="T19">OK</text:span></text:p>
        </text:list-item>
        <text:list-item>
          <text:p text:style-name="P34"><text:span text:style-name="T3">Le thread gestionnaire reste actif et on a un code retour -2. </text:span><text:span text:style-name="T16">OK</text:span></text:p>
        </text:list-item>
        <text:list-item>
          <text:p text:style-name="P35"><text:span text:style-name="T3">En cas de terminaison brutale, les threads d'écriture/lecture et le gestionnaire se terminent et on a le code retour 0. En cas de terminaison douce, s'il n'y a plus aucun abonné </text:span><text:span text:style-name="T8">(donc plus de threads écriture/lecture) le thread gestionnaire se terminent et on a le code retour 0. Sinon, les threads en attente et le thread gestionnaire restent dans le même état et on a le code retour -2. </text:span><text:span text:style-name="T16">OK</text:span></text:p>
        </text:list-item>
      </text:list>
      <text:p text:style-name="P16"/>
      <text:h text:style-name="P40" text:outline-level="2"><text:bookmark-start text:name="__RefHeading___Toc1809_368575050"/><text:soft-page-break/><text:span text:style-name="T6">I</text:span><text:span text:style-name="T3">V-b- Tests par scénarii</text:span><text:bookmark-end text:name="__RefHeading___Toc1809_368575050"/></text:h>
      <text:p text:style-name="P15"><text:span text:style-name="T21"><text:tab/>Scénario 1 : </text:span><text:span text:style-name="T20">Non codé : les résultats seront dans l'annexe.</text:span></text:p>
      <text:p text:style-name="P15"><text:span text:style-name="T20"><text:tab/></text:span><text:span text:style-name="T21">Scénario 2 : </text:span><text:span text:style-name="T20">Non codé : les résultats seront dans l'annexe.</text:span></text:p>
      <text:p text:style-name="P15"><text:span text:style-name="T21"><text:tab/>Scénario 3 : </text:span><text:span text:style-name="T20">Non codé : les résultats seront dans l'annexe.</text:span></text:p>
      <text:h text:style-name="P37" text:outline-level="1"><text:bookmark-start text:name="__RefHeading___Toc173_551990487"/>V-Conclusion<text:bookmark-end text:name="__RefHeading___Toc173_551990487"/></text:h>
      <text:p text:style-name="P9"/>
      <text:p text:style-name="P7"><text:tab/><text:span text:style-name="T13">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7"><text:tab/><text:span text:style-name="T13">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8"><text:tab/><text:span text:style-name="T13">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2-10T20:26:10.694146395</dc:date>
    <meta:editing-duration>PT6H46M58S</meta:editing-duration>
    <meta:editing-cycles>59</meta:editing-cycles>
    <meta:generator>LibreOffice/4.4.6.3$Linux_X86_64 LibreOffice_project/40m0$Build-3</meta:generator>
    <meta:document-statistic meta:table-count="0" meta:image-count="0" meta:object-count="0" meta:page-count="6" meta:paragraph-count="75" meta:word-count="985" meta:character-count="5518" meta:non-whitespace-character-count="4623"/>
  </office:meta>
</office:document-meta>
</file>